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11ea198b" officeooo:paragraph-rsid="11ea198b"/>
    </style:style>
    <style:style style:name="P5" style:family="paragraph" style:parent-style-name="Text_20_body">
      <style:text-properties officeooo:rsid="11f28205" officeooo:paragraph-rsid="11f28205"/>
    </style:style>
    <style:style style:name="P6" style:family="paragraph" style:parent-style-name="Text_20_body">
      <style:text-properties officeooo:rsid="1209d5ec" officeooo:paragraph-rsid="1209d5ec"/>
    </style:style>
    <style:style style:name="P7" style:family="paragraph" style:parent-style-name="Text_20_body">
      <style:text-properties officeooo:rsid="11ef43c0" officeooo:paragraph-rsid="11e5a1ad"/>
    </style:style>
    <style:style style:name="P8" style:family="paragraph" style:parent-style-name="Text_20_body">
      <style:text-properties officeooo:rsid="12b6503d" officeooo:paragraph-rsid="12b6503d"/>
    </style:style>
    <style:style style:name="P9" style:family="paragraph" style:parent-style-name="Text_20_body">
      <style:text-properties officeooo:rsid="0fa11619" officeooo:paragraph-rsid="12f52ccf"/>
    </style:style>
    <style:style style:name="P10" style:family="paragraph" style:parent-style-name="Text_20_body">
      <style:text-properties officeooo:rsid="0f995c09" officeooo:paragraph-rsid="12f52ccf"/>
    </style:style>
    <style:style style:name="P11" style:family="paragraph" style:parent-style-name="Text_20_body">
      <style:text-properties officeooo:rsid="12fb2f22" officeooo:paragraph-rsid="12fb2f22"/>
    </style:style>
    <style:style style:name="P12" style:family="paragraph" style:parent-style-name="Text_20_body">
      <style:text-properties officeooo:rsid="13016517" officeooo:paragraph-rsid="13016517"/>
    </style:style>
    <style:style style:name="P13" style:family="paragraph" style:parent-style-name="Text_20_body">
      <style:text-properties officeooo:rsid="1305baf2" officeooo:paragraph-rsid="1305baf2"/>
    </style:style>
    <style:style style:name="P14" style:family="paragraph" style:parent-style-name="Text_20_body">
      <style:text-properties officeooo:rsid="13f2bc51" officeooo:paragraph-rsid="13f2bc51"/>
    </style:style>
    <style:style style:name="P15" style:family="paragraph" style:parent-style-name="Text_20_body">
      <style:text-properties officeooo:rsid="13f8295f" officeooo:paragraph-rsid="13f8295f"/>
    </style:style>
    <style:style style:name="P16" style:family="paragraph" style:parent-style-name="Text_20_body">
      <style:text-properties officeooo:rsid="13f933a8" officeooo:paragraph-rsid="13f933a8"/>
    </style:style>
    <style:style style:name="P17" style:family="paragraph" style:parent-style-name="Text_20_body">
      <style:text-properties officeooo:rsid="13fc62ce" officeooo:paragraph-rsid="13fc62ce"/>
    </style:style>
    <style:style style:name="P1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22pt" officeooo:rsid="13f026ff" officeooo:paragraph-rsid="13f026ff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24" style:family="paragraph" style:parent-style-name="Example_20_Header">
      <style:text-properties officeooo:paragraph-rsid="0ce95318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officeooo:rsid="130604b7" officeooo:paragraph-rsid="130604b7"/>
    </style:style>
    <style:style style:name="P29" style:family="paragraph" style:parent-style-name="Heading_20_3">
      <style:text-properties officeooo:paragraph-rsid="13f933a8"/>
    </style:style>
    <style:style style:name="P30" style:family="paragraph" style:parent-style-name="Heading_20_1">
      <style:text-properties officeooo:rsid="13fc62ce" officeooo:paragraph-rsid="13fc62ce"/>
    </style:style>
    <style:style style:name="P31" style:family="paragraph" style:parent-style-name="Heading_20_1">
      <style:paragraph-properties fo:break-before="page"/>
      <style:text-properties officeooo:rsid="13f602af" officeooo:paragraph-rsid="13f602af"/>
    </style:style>
    <style:style style:name="P32" style:family="paragraph" style:parent-style-name="Heading_20_2">
      <style:text-properties officeooo:paragraph-rsid="12f52ccf"/>
    </style:style>
    <style:style style:name="P33" style:family="paragraph" style:parent-style-name="Heading_20_2">
      <style:text-properties officeooo:rsid="12fee8dc" officeooo:paragraph-rsid="12fee8dc"/>
    </style:style>
    <style:style style:name="P34" style:family="paragraph" style:parent-style-name="Heading_20_2">
      <style:text-properties officeooo:paragraph-rsid="11dd82f8"/>
    </style:style>
    <style:style style:name="P35" style:family="paragraph" style:parent-style-name="Heading_20_2">
      <style:text-properties officeooo:rsid="13f2bc51" officeooo:paragraph-rsid="13f2bc51"/>
    </style:style>
    <style:style style:name="P36" style:family="paragraph" style:parent-style-name="Heading_20_2">
      <style:text-properties officeooo:rsid="13f8295f" officeooo:paragraph-rsid="13f8295f"/>
    </style:style>
    <style:style style:name="P3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38" style:family="paragraph" style:parent-style-name="Text_20_body" style:list-style-name="L1">
      <style:text-properties officeooo:rsid="13f602af" officeooo:paragraph-rsid="13f602af"/>
    </style:style>
    <style:style style:name="P39" style:family="paragraph" style:parent-style-name="Text_20_body" style:list-style-name="L2">
      <style:text-properties officeooo:rsid="0fa11619" officeooo:paragraph-rsid="12f52ccf"/>
    </style:style>
    <style:style style:name="P40" style:family="paragraph" style:parent-style-name="Text_20_body" style:list-style-name="L2">
      <style:text-properties officeooo:rsid="1296a255" officeooo:paragraph-rsid="12f952ee"/>
    </style:style>
    <style:style style:name="P41" style:family="paragraph" style:parent-style-name="Text_20_body" style:list-style-name="L2">
      <style:text-properties officeooo:rsid="12f952ee" officeooo:paragraph-rsid="12f952ee"/>
    </style:style>
    <style:style style:name="P42" style:family="paragraph" style:parent-style-name="Text_20_body" style:list-style-name="L2">
      <style:text-properties officeooo:rsid="12faffed" officeooo:paragraph-rsid="12faffed"/>
    </style:style>
    <style:style style:name="P43" style:family="paragraph" style:parent-style-name="Text_20_body" style:list-style-name="L2">
      <style:text-properties officeooo:rsid="0f9c6532" officeooo:paragraph-rsid="12f52ccf"/>
    </style:style>
    <style:style style:name="P44" style:family="paragraph" style:parent-style-name="Text_20_body" style:list-style-name="L2">
      <style:text-properties officeooo:rsid="0f995c09" officeooo:paragraph-rsid="12f52ccf"/>
    </style:style>
    <style:style style:name="P45" style:family="paragraph" style:parent-style-name="Text_20_body" style:list-style-name="L2">
      <style:text-properties officeooo:rsid="129675fc" officeooo:paragraph-rsid="12f52ccf"/>
    </style:style>
    <style:style style:name="P46" style:family="paragraph" style:parent-style-name="Text_20_body" style:list-style-name="L3">
      <style:text-properties officeooo:rsid="0f9824c4" officeooo:paragraph-rsid="12f52ccf"/>
    </style:style>
    <style:style style:name="P47" style:family="paragraph" style:parent-style-name="Text_20_body" style:list-style-name="L2">
      <style:text-properties officeooo:rsid="0f9824c4" officeooo:paragraph-rsid="12fb2f22"/>
    </style:style>
    <style:style style:name="P48" style:family="paragraph" style:parent-style-name="Text_20_body" style:list-style-name="L3">
      <style:text-properties officeooo:rsid="13016517" officeooo:paragraph-rsid="13016517"/>
    </style:style>
    <style:style style:name="P49" style:family="paragraph" style:parent-style-name="Text_20_body" style:list-style-name="L3">
      <style:text-properties officeooo:rsid="0fa1e0c1" officeooo:paragraph-rsid="12f52ccf"/>
    </style:style>
    <style:style style:name="P50" style:family="paragraph" style:parent-style-name="Text_20_body" style:list-style-name="L2">
      <style:text-properties officeooo:rsid="0fa1e0c1" officeooo:paragraph-rsid="12fb2f22"/>
    </style:style>
    <style:style style:name="P51" style:family="paragraph" style:parent-style-name="Text_20_body" style:list-style-name="L2">
      <style:text-properties officeooo:rsid="12961436" officeooo:paragraph-rsid="12fb2f22"/>
    </style:style>
    <style:style style:name="P52" style:family="paragraph" style:parent-style-name="Text_20_body" style:list-style-name="L2">
      <style:text-properties officeooo:rsid="0f9a16c4" officeooo:paragraph-rsid="12fb2f22"/>
    </style:style>
    <style:style style:name="P53" style:family="paragraph" style:parent-style-name="Text_20_body" style:list-style-name="L4">
      <style:text-properties officeooo:rsid="1075430b" officeooo:paragraph-rsid="11dd82f8"/>
    </style:style>
    <style:style style:name="P54" style:family="paragraph" style:parent-style-name="Text_20_body" style:list-style-name="L4">
      <style:text-properties officeooo:rsid="10763f1d" officeooo:paragraph-rsid="11dd82f8"/>
    </style:style>
    <style:style style:name="P55" style:family="paragraph" style:parent-style-name="Text_20_body" style:list-style-name="L4">
      <style:text-properties officeooo:rsid="12fcd582" officeooo:paragraph-rsid="11dd82f8"/>
    </style:style>
    <style:style style:name="P56" style:family="paragraph" style:parent-style-name="Text_20_body" style:list-style-name="L4">
      <style:text-properties officeooo:rsid="126cd7b9" officeooo:paragraph-rsid="126cd7b9"/>
    </style:style>
    <style:style style:name="P57" style:family="paragraph" style:parent-style-name="Text_20_body" style:list-style-name="L4">
      <style:text-properties officeooo:rsid="10872b46" officeooo:paragraph-rsid="11dd82f8"/>
    </style:style>
    <style:style style:name="P58" style:family="paragraph" style:parent-style-name="Text_20_body" style:list-style-name="L5">
      <style:text-properties officeooo:rsid="13075a8b" officeooo:paragraph-rsid="13075a8b"/>
    </style:style>
    <style:style style:name="P59" style:family="paragraph" style:parent-style-name="Text_20_body" style:list-style-name="L6">
      <style:text-properties officeooo:paragraph-rsid="1303c843"/>
    </style:style>
    <style:style style:name="P60" style:family="paragraph" style:parent-style-name="Text_20_body" style:list-style-name="L6">
      <style:text-properties officeooo:rsid="11e3379a" officeooo:paragraph-rsid="11e3379a"/>
    </style:style>
    <style:style style:name="P61" style:family="paragraph" style:parent-style-name="Text_20_body" style:list-style-name="L6">
      <style:text-properties fo:font-style="normal" officeooo:rsid="1321f298" officeooo:paragraph-rsid="1321f298" style:font-style-asian="normal" style:font-style-complex="normal"/>
    </style:style>
    <style:style style:name="P62" style:family="paragraph" style:parent-style-name="Text_20_body" style:list-style-name="L7">
      <style:text-properties officeooo:rsid="1209d5ec" officeooo:paragraph-rsid="1209d5ec"/>
    </style:style>
    <style:style style:name="P63" style:family="paragraph" style:parent-style-name="Text_20_body" style:list-style-name="L8">
      <style:text-properties officeooo:rsid="12008d74" officeooo:paragraph-rsid="12008d74"/>
    </style:style>
    <style:style style:name="P64" style:family="paragraph" style:parent-style-name="Text_20_body" style:list-style-name="L8">
      <style:text-properties officeooo:rsid="1200d2e8" officeooo:paragraph-rsid="1200d2e8"/>
    </style:style>
    <style:style style:name="P65" style:family="paragraph" style:parent-style-name="Text_20_body" style:list-style-name="L8">
      <style:text-properties officeooo:rsid="12008e0c" officeooo:paragraph-rsid="12008e0c"/>
    </style:style>
    <style:style style:name="P66" style:family="paragraph" style:parent-style-name="Text_20_body" style:list-style-name="L8">
      <style:text-properties officeooo:rsid="12021a4f" officeooo:paragraph-rsid="12021a4f"/>
    </style:style>
    <style:style style:name="P67" style:family="paragraph" style:parent-style-name="Text_20_body" style:list-style-name="L8">
      <style:text-properties officeooo:rsid="11ee3eb2" officeooo:paragraph-rsid="12153ea9"/>
    </style:style>
    <style:style style:name="P68" style:family="paragraph" style:parent-style-name="Text_20_body" style:list-style-name="L9">
      <style:text-properties officeooo:rsid="11ea198b" officeooo:paragraph-rsid="11ea198b"/>
    </style:style>
    <style:style style:name="P69" style:family="paragraph" style:parent-style-name="Text_20_body" style:list-style-name="L9">
      <style:text-properties officeooo:rsid="121d4bc4" officeooo:paragraph-rsid="121d4bc4"/>
    </style:style>
    <style:style style:name="P70" style:family="paragraph" style:parent-style-name="Text_20_body" style:list-style-name="L9">
      <style:text-properties officeooo:rsid="12087eb5" officeooo:paragraph-rsid="12087eb5"/>
    </style:style>
    <style:style style:name="P71" style:family="paragraph" style:parent-style-name="Text_20_body" style:list-style-name="L9">
      <style:text-properties officeooo:rsid="120ff2a9" officeooo:paragraph-rsid="120ff2a9"/>
    </style:style>
    <style:style style:name="P72" style:family="paragraph" style:parent-style-name="Text_20_body" style:list-style-name="L9">
      <style:text-properties officeooo:rsid="11ec10bf" officeooo:paragraph-rsid="11ec10bf"/>
    </style:style>
    <style:style style:name="P73" style:family="paragraph" style:parent-style-name="Text_20_body" style:list-style-name="L9">
      <style:text-properties officeooo:rsid="11ec10bf" officeooo:paragraph-rsid="12145173"/>
    </style:style>
    <style:style style:name="P74" style:family="paragraph" style:parent-style-name="Text_20_body" style:list-style-name="L9">
      <style:text-properties officeooo:rsid="12172882" officeooo:paragraph-rsid="12172882"/>
    </style:style>
    <style:style style:name="P75" style:family="paragraph" style:parent-style-name="Text_20_body" style:list-style-name="L9">
      <style:text-properties officeooo:rsid="12153ea9" officeooo:paragraph-rsid="12153ea9"/>
    </style:style>
    <style:style style:name="P76" style:family="paragraph" style:parent-style-name="Text_20_body" style:list-style-name="L9">
      <style:text-properties officeooo:rsid="11f5ce15" officeooo:paragraph-rsid="11f5ce15"/>
    </style:style>
    <style:style style:name="P77" style:family="paragraph" style:parent-style-name="Text_20_body" style:list-style-name="L9">
      <style:text-properties officeooo:rsid="11fa27cf" officeooo:paragraph-rsid="11fa27cf"/>
    </style:style>
    <style:style style:name="P78" style:family="paragraph" style:parent-style-name="Text_20_body" style:list-style-name="L9">
      <style:text-properties officeooo:rsid="12194a2a" officeooo:paragraph-rsid="12194a2a"/>
    </style:style>
    <style:style style:name="P79" style:family="paragraph" style:parent-style-name="Text_20_body" style:list-style-name="L9">
      <style:text-properties officeooo:rsid="11f73536" officeooo:paragraph-rsid="11f73536"/>
    </style:style>
    <style:style style:name="P80" style:family="paragraph" style:parent-style-name="Text_20_body" style:list-style-name="L9">
      <style:text-properties officeooo:rsid="121941e8" officeooo:paragraph-rsid="121941e8"/>
    </style:style>
    <style:style style:name="P81" style:family="paragraph" style:parent-style-name="Text_20_body" style:list-style-name="L9">
      <style:text-properties officeooo:rsid="11f8383e" officeooo:paragraph-rsid="11f8383e"/>
    </style:style>
    <style:style style:name="P82" style:family="paragraph" style:parent-style-name="Text_20_body" style:list-style-name="L9">
      <style:text-properties officeooo:rsid="12141c23" officeooo:paragraph-rsid="12141c23"/>
    </style:style>
    <style:style style:name="P83" style:family="paragraph" style:parent-style-name="Text_20_body" style:list-style-name="L9">
      <style:text-properties officeooo:rsid="121f1797" officeooo:paragraph-rsid="121f1797"/>
    </style:style>
    <style:style style:name="P84" style:family="paragraph" style:parent-style-name="Text_20_body" style:list-style-name="L9">
      <style:text-properties officeooo:rsid="121f6159" officeooo:paragraph-rsid="121f6159"/>
    </style:style>
    <style:style style:name="P85" style:family="paragraph" style:parent-style-name="Text_20_body" style:list-style-name="L9">
      <style:text-properties officeooo:rsid="1220615d" officeooo:paragraph-rsid="1220615d"/>
    </style:style>
    <style:style style:name="P86" style:family="paragraph" style:parent-style-name="Text_20_body" style:list-style-name="L9">
      <style:text-properties officeooo:rsid="12113d2a" officeooo:paragraph-rsid="12113d2a"/>
    </style:style>
    <style:style style:name="P87" style:family="paragraph" style:parent-style-name="Text_20_body" style:list-style-name="L9">
      <style:text-properties officeooo:rsid="12123d7e" officeooo:paragraph-rsid="12123d7e"/>
    </style:style>
    <style:style style:name="P88" style:family="paragraph" style:parent-style-name="Text_20_body" style:list-style-name="L10">
      <style:text-properties officeooo:rsid="11f28205" officeooo:paragraph-rsid="11f28205"/>
    </style:style>
    <style:style style:name="P89" style:family="paragraph" style:parent-style-name="Text_20_body" style:list-style-name="L10">
      <style:text-properties officeooo:rsid="128a9030" officeooo:paragraph-rsid="128a9030"/>
    </style:style>
    <style:style style:name="P90" style:family="paragraph" style:parent-style-name="Text_20_body" style:list-style-name="L10">
      <style:text-properties officeooo:rsid="128bdae4" officeooo:paragraph-rsid="128bdae4"/>
    </style:style>
    <style:style style:name="P91" style:family="paragraph" style:parent-style-name="Text_20_body" style:list-style-name="L10">
      <style:text-properties officeooo:rsid="11fb3c21" officeooo:paragraph-rsid="11fb3c21"/>
    </style:style>
    <style:style style:name="P92" style:family="paragraph" style:parent-style-name="Text_20_body" style:list-style-name="L10">
      <style:text-properties officeooo:rsid="11fb93b6" officeooo:paragraph-rsid="11fb93b6"/>
    </style:style>
    <style:style style:name="P93" style:family="paragraph" style:parent-style-name="Text_20_body" style:list-style-name="L10">
      <style:text-properties officeooo:rsid="11fcf96d" officeooo:paragraph-rsid="11fcf96d"/>
    </style:style>
    <style:style style:name="P94" style:family="paragraph" style:parent-style-name="Text_20_body" style:list-style-name="L11">
      <style:text-properties officeooo:rsid="11e5a1ad" officeooo:paragraph-rsid="11e5a1ad"/>
    </style:style>
    <style:style style:name="P95" style:family="paragraph" style:parent-style-name="Text_20_body" style:list-style-name="L11">
      <style:text-properties officeooo:rsid="1219f4cf" officeooo:paragraph-rsid="1219f4cf"/>
    </style:style>
    <style:style style:name="P96" style:family="paragraph" style:parent-style-name="Text_20_body" style:list-style-name="L11">
      <style:text-properties officeooo:rsid="11e75091" officeooo:paragraph-rsid="11e75091"/>
    </style:style>
    <style:style style:name="P97" style:family="paragraph" style:parent-style-name="Text_20_body" style:list-style-name="L11">
      <style:text-properties officeooo:rsid="121ae4c8" officeooo:paragraph-rsid="121ae4c8"/>
    </style:style>
    <style:style style:name="P98" style:family="paragraph" style:parent-style-name="Text_20_body" style:list-style-name="L11">
      <style:text-properties officeooo:rsid="11e8ef19" officeooo:paragraph-rsid="11e8ef19"/>
    </style:style>
    <style:style style:name="P99" style:family="paragraph" style:parent-style-name="Text_20_body" style:list-style-name="L12">
      <style:text-properties officeooo:rsid="13f2bc51" officeooo:paragraph-rsid="13f2bc51"/>
    </style:style>
    <style:style style:name="P100" style:family="paragraph" style:parent-style-name="Text_20_body" style:list-style-name="L13">
      <style:text-properties officeooo:rsid="13fb2aed" officeooo:paragraph-rsid="13fb2aed"/>
    </style:style>
    <style:style style:name="P101" style:family="paragraph" style:parent-style-name="Text_20_body" style:list-style-name="L14">
      <style:text-properties officeooo:rsid="13f82ce9" officeooo:paragraph-rsid="13f82ce9"/>
    </style:style>
    <style:style style:name="P102" style:family="paragraph" style:parent-style-name="Text_20_body" style:list-style-name="L14">
      <style:text-properties officeooo:rsid="13fa64cc" officeooo:paragraph-rsid="13fa64cc"/>
    </style:style>
    <style:style style:name="P103" style:family="paragraph" style:parent-style-name="Text_20_body" style:list-style-name="L2">
      <style:text-properties officeooo:rsid="1401bafc" officeooo:paragraph-rsid="1401bafc"/>
    </style:style>
    <style:style style:name="P104" style:family="paragraph" style:parent-style-name="Text_20_body" style:list-style-name="L2">
      <style:text-properties officeooo:rsid="140210fe" officeooo:paragraph-rsid="140210fe"/>
    </style:style>
    <style:style style:name="P105" style:family="paragraph" style:parent-style-name="Text_20_body" style:list-style-name="L2">
      <style:text-properties officeooo:rsid="14037c77" officeooo:paragraph-rsid="14037c77"/>
    </style:style>
    <style:style style:name="P106" style:family="paragraph" style:parent-style-name="Text_20_body" style:list-style-name="L2">
      <style:text-properties officeooo:rsid="1405560f" officeooo:paragraph-rsid="1405560f"/>
    </style:style>
    <style:style style:name="P107" style:family="paragraph" style:parent-style-name="Text_20_body" style:list-style-name="L2">
      <style:text-properties officeooo:rsid="14073d66" officeooo:paragraph-rsid="14073d66"/>
    </style:style>
    <style:style style:name="T1" style:family="text">
      <style:text-properties officeooo:rsid="0ce63539"/>
    </style:style>
    <style:style style:name="T2" style:family="text">
      <style:text-properties officeooo:rsid="0f9824c4"/>
    </style:style>
    <style:style style:name="T3" style:family="text">
      <style:text-properties officeooo:rsid="0fa16a60"/>
    </style:style>
    <style:style style:name="T4" style:family="text">
      <style:text-properties officeooo:rsid="1088d75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11df22c2" style:font-style-asian="normal" style:font-style-complex="normal"/>
    </style:style>
    <style:style style:name="T7" style:family="text">
      <style:text-properties fo:font-style="normal" officeooo:rsid="11e0670a" style:font-style-asian="normal" style:font-style-complex="normal"/>
    </style:style>
    <style:style style:name="T8" style:family="text">
      <style:text-properties fo:font-style="normal" officeooo:rsid="11e3fcbe" style:font-style-asian="normal" style:font-style-complex="normal"/>
    </style:style>
    <style:style style:name="T9" style:family="text">
      <style:text-properties fo:font-style="normal" officeooo:rsid="13035d4d" style:font-style-asian="normal" style:font-style-complex="normal"/>
    </style:style>
    <style:style style:name="T10" style:family="text">
      <style:text-properties fo:font-style="normal" officeooo:rsid="1303c843" style:font-style-asian="normal" style:font-style-complex="normal"/>
    </style:style>
    <style:style style:name="T11" style:family="text">
      <style:text-properties officeooo:rsid="11ed062c"/>
    </style:style>
    <style:style style:name="T12" style:family="text">
      <style:text-properties officeooo:rsid="11ee3eb2"/>
    </style:style>
    <style:style style:name="T13" style:family="text">
      <style:text-properties officeooo:rsid="11ef43c0"/>
    </style:style>
    <style:style style:name="T14" style:family="text">
      <style:text-properties officeooo:rsid="11efcaba"/>
    </style:style>
    <style:style style:name="T15" style:family="text">
      <style:text-properties officeooo:rsid="11f8383e"/>
    </style:style>
    <style:style style:name="T16" style:family="text">
      <style:text-properties officeooo:rsid="11fb3c21"/>
    </style:style>
    <style:style style:name="T17" style:family="text">
      <style:text-properties officeooo:rsid="11fcf96d"/>
    </style:style>
    <style:style style:name="T18" style:family="text">
      <style:text-properties officeooo:rsid="11fd557a"/>
    </style:style>
    <style:style style:name="T19" style:family="text">
      <style:text-properties officeooo:rsid="12008e0c"/>
    </style:style>
    <style:style style:name="T20" style:family="text">
      <style:text-properties officeooo:rsid="12021a4f"/>
    </style:style>
    <style:style style:name="T21" style:family="text">
      <style:text-properties officeooo:rsid="12036d62"/>
    </style:style>
    <style:style style:name="T22" style:family="text">
      <style:text-properties officeooo:rsid="12068f94"/>
    </style:style>
    <style:style style:name="T23" style:family="text">
      <style:text-properties officeooo:rsid="1212851f"/>
    </style:style>
    <style:style style:name="T24" style:family="text">
      <style:text-properties officeooo:rsid="12185c87"/>
    </style:style>
    <style:style style:name="T25" style:family="text">
      <style:text-properties officeooo:rsid="121c3eb9"/>
    </style:style>
    <style:style style:name="T26" style:family="text">
      <style:text-properties officeooo:rsid="1221171a"/>
    </style:style>
    <style:style style:name="T27" style:family="text">
      <style:text-properties officeooo:rsid="12704aa7"/>
    </style:style>
    <style:style style:name="T28" style:family="text">
      <style:text-properties officeooo:rsid="128c19b8"/>
    </style:style>
    <style:style style:name="T29" style:family="text">
      <style:text-properties officeooo:rsid="12f55255"/>
    </style:style>
    <style:style style:name="T30" style:family="text">
      <style:text-properties officeooo:rsid="12fcd582"/>
    </style:style>
    <style:style style:name="T31" style:family="text">
      <style:text-properties officeooo:rsid="13016517"/>
    </style:style>
    <style:style style:name="T32" style:family="text">
      <style:text-properties officeooo:rsid="130604b7"/>
    </style:style>
    <style:style style:name="T33" style:family="text">
      <style:text-properties officeooo:rsid="13f44cb6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13fa4731"/>
    </style:style>
    <style:style style:name="T36" style:family="text">
      <style:text-properties officeooo:rsid="13fd973e"/>
    </style:style>
    <style:style style:name="T37" style:family="text">
      <style:text-properties officeooo:rsid="13fe2e7b"/>
    </style:style>
    <style:style style:name="T38" style:family="text">
      <style:text-properties officeooo:rsid="140150db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12fa1907"/>
    </style:style>
    <style:style style:name="T41" style:family="text">
      <style:text-properties officeooo:rsid="1402f452"/>
    </style:style>
    <style:style style:name="T42" style:family="text">
      <style:text-properties officeooo:rsid="14037c77"/>
    </style:style>
    <style:style style:name="T43" style:family="text">
      <style:text-properties officeooo:rsid="1404b7c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Text_20_body"/>
      <text:p text:style-name="Text_20_body"/>
      <text:p text:style-name="P19">Dakara</text:p>
      <text:p text:style-name="P18"/>
      <text:p text:style-name="P18"/>
      <text:p text:style-name="P21">Dungeoncrawl</text:p>
      <text:p text:style-name="P20"/>
      <text:p text:style-name="P22">Bestiary</text:p>
      <text:p text:style-name="P20"/>
      <text:p text:style-name="P20"/>
      <text:p text:style-name="P20"/>
      <text:p text:style-name="P20"/>
      <text:p text:style-name="P23"/>
      <text:p text:style-name="P1"/>
      <text:p text:style-name="P2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6"><text:a xlink:type="simple" xlink:href="#__RefHeading___Toc1646_3317394773" text:style-name="Internet_20_link" text:visited-style-name="Internet_20_link">Bestiář</text:a><text:tab/>3</text:p>
          <text:p text:style-name="P27"><text:a xlink:type="simple" xlink:href="#__RefHeading___Toc14470_3223281266" text:style-name="Internet_20_link" text:visited-style-name="Internet_20_link">Jak je to se summonováním a pod.</text:a><text:tab/>3</text:p>
          <text:p text:style-name="P27"><text:a xlink:type="simple" xlink:href="#__RefHeading___Toc14472_3223281266" text:style-name="Internet_20_link" text:visited-style-name="Internet_20_link">Přivolaní tvorové</text:a><text:tab/>4</text:p>
          <text:p text:style-name="P27"><text:a xlink:type="simple" xlink:href="#__RefHeading___Toc1293_909118251" text:style-name="Internet_20_link" text:visited-style-name="Internet_20_link">Démoni</text:a><text:tab/>5</text:p>
          <text:p text:style-name="P27"><text:a xlink:type="simple" xlink:href="#__RefHeading___Toc1648_3317394773" text:style-name="Internet_20_link" text:visited-style-name="Internet_20_link">Nemrtví</text:a><text:tab/>5</text:p>
        </text:index-body>
      </text:table-of-content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Verze 0.<text:span text:style-name="T1">0</text:span></text:p>
      <text:p text:style-name="P24"/>
      <text:h text:style-name="P31" text:outline-level="1">IDEAS</text:h>
      <text:list xml:id="list4206349107" text:style-name="L1">
        <text:list-item>
          <text:p text:style-name="P38">Potvory s infraviděním lze oslepit silným zdrojem tepla</text:p>
          <text:list>
            <text:list-item>
              <text:p text:style-name="P38">Ohnivá kouzla nebo útok pochodní na ně navíc ke zranění fungujou jako <text:span text:style-name="T34">vytvoření nevýhody</text:span> na 1 kolo.</text:p>
            </text:list-item>
          </text:list>
        </text:list-item>
      </text:list>
      <text:h text:style-name="P30" text:outline-level="1">Hpčka</text:h>
      <text:p text:style-name="P17">Goblini: 3 + Síla</text:p>
      <text:p text:style-name="P17">Lidská velikost (+ kudůci a trpaslíci): 5 + Síla</text:p>
      <text:p text:style-name="P17">Ork, <text:span text:style-name="T36">lítý vlk, medvěd</text:span>: 7 + Síla</text:p>
      <text:p text:style-name="P17">Ogr, varan, <text:span text:style-name="T37">kůň</text:span>: 9 + Síla</text:p>
      <text:h text:style-name="Heading_20_1" text:outline-level="1"><text:bookmark-start text:name="__RefHeading___Toc1646_3317394773"/>Bestiář<text:bookmark-end text:name="__RefHeading___Toc1646_3317394773"/></text:h>
      <text:h text:style-name="P32" text:outline-level="2"><text:bookmark-start text:name="__RefHeading___Toc14470_3223281266"/>Jak je to se summonováním <text:span text:style-name="T2">a pod.</text:span><text:bookmark-end text:name="__RefHeading___Toc14470_3223281266"/></text:h>
      <text:p text:style-name="P9"><text:span text:style-name="T29">P</text:span>otvory <text:span text:style-name="T29">přivolané z jiných světů</text:span> nejsou vnitřně spjaté <text:span text:style-name="T3">s jednou ze stran, ale protože různé strany našly různé světy, ve výsledku mágové Řádu přivolávali jiné potvory než zaříkávači Chaosu.</text:span></text:p>
      <text:p text:style-name="P10">Řád</text:p>
      <text:list xml:id="list2817041739" text:style-name="L2">
        <text:list-item>
          <text:p text:style-name="P39">Elementálové</text:p>
          <text:list>
            <text:list-item>
              <text:p text:style-name="P40">Hmm, toť otázka. Princip živlů jsem zatím moc neřešil.</text:p>
              <text:list>
                <text:list-item>
                  <text:p text:style-name="P40">Možná by živly mohly odpovídat bohům Řádu? Ale asi spíš ne.</text:p>
                </text:list-item>
                <text:list-item>
                  <text:p text:style-name="P41"><text:soft-page-break/><text:span text:style-name="T39">Mohly by to ale být potvory přivolané z elementálních světů – </text:span><text:span text:style-name="T40">jo, to dává velmi dobrý smysl</text:span><text:span text:style-name="T39">.</text:span><text:line-break/> <text:span text:style-name="T38">Tak nakonec nemohly. Tlouklo by se to pak s peklem a podobně.</text:span></text:p>
                </text:list-item>
                <text:list-item>
                  <text:p text:style-name="P103">Elementálové jsou skutečně ztělesnění <text:span text:style-name="T43">(oživení)</text:span> živlů. Nejsou přivolaní z jiného světa, vlastně vůbec neexistují, dokud nejsou „zhmotněni“, respektive oživeni.</text:p>
                </text:list-item>
                <text:list-item>
                  <text:p text:style-name="P104">Vezmou si část vědomí svého stvořitele (mága), díky tomu jsou schopni vykonat jeho příkazy. <text:span text:style-name="T42">Po vykonání příkazu zmizí.</text:span></text:p>
                  <text:list>
                    <text:list-item>
                      <text:p text:style-name="P105">Díky tomu není možné příkazy elementála po přivolání změnit. Jde ho jen odvolat, tím přestane existovat.</text:p>
                    </text:list-item>
                  </text:list>
                </text:list-item>
                <text:list-item>
                  <text:p text:style-name="P106">Mohou tedy existovat samostatně, jen pokud stále plní příkaz toho, kdo je stvořil (jejich existence má vždycky nějaké účel, nikdy to není „jen tady buď a nic nedělej“).</text:p>
                </text:list-item>
              </text:list>
            </text:list-item>
            <text:list-item>
              <text:p text:style-name="P42"><text:span text:style-name="T41">Elementálové spíš</text:span> sedí k elfům a trpaslíkům než k Chaosu (i když to je celkem kosmetické).</text:p>
              <text:list>
                <text:list-item>
                  <text:p text:style-name="P107">I když vlastně třeba Varhar (nebo Nergal, pokud to spojím) by klidně mohl s ohnivými elementály pracovat).</text:p>
                </text:list-item>
              </text:list>
            </text:list-item>
          </text:list>
        </text:list-item>
        <text:list-item>
          <text:p text:style-name="P43">Golemové/sochy</text:p>
        </text:list-item>
        <text:list-item>
          <text:p text:style-name="P44">Enti</text:p>
          <text:list>
            <text:list-item>
              <text:p text:style-name="P45">Lesní elfové? To by asi šlo.</text:p>
            </text:list-item>
          </text:list>
        </text:list-item>
      </text:list>
      <text:p text:style-name="P10">Chaos</text:p>
      <text:list xml:id="list417853922" text:style-name="L3">
        <text:list-item>
          <text:p text:style-name="P46"><text:soft-page-break/>Nemrtví</text:p>
        </text:list-item>
        <text:list-item>
          <text:p text:style-name="P48">Přivolané bestie</text:p>
          <text:list>
            <text:list-item>
              <text:p text:style-name="P49">Různé druhy <text:span text:style-name="T31">(dvouhlaví psi a tak)</text:span>, přivolávají se přes jména.</text:p>
            </text:list-item>
          </text:list>
        </text:list-item>
      </text:list>
      <text:p text:style-name="P11">Bytosti z dob říše Ogrů</text:p>
      <text:list xml:id="list190158230509688" text:continue-list="list2817041739" text:style-name="L2">
        <text:list-item>
          <text:p text:style-name="P47">Nevidění</text:p>
          <text:list>
            <text:list-item>
              <text:p text:style-name="P51">Nevidění nejsou bytosti Řádu, nevidění jsou původem z říše Ogrů. Elfové se jen naučili je ovládat (nebo si to aspoň mysleli).</text:p>
            </text:list-item>
          </text:list>
        </text:list-item>
        <text:list-item>
          <text:p text:style-name="P47">Draci</text:p>
          <text:list>
            <text:list-item>
              <text:p text:style-name="P52">draky přivolávali ve starých říších orgů</text:p>
            </text:list-item>
            <text:list-item>
              <text:p text:style-name="P50">Přivolávají se přes jména <text:span text:style-name="T27">(respektive spíš je už nikdo přivolávat neumí. Ale někdo by možná mohl rozluštit staré ogří rituály a zkusit je použít)</text:span>.</text:p>
            </text:list-item>
          </text:list>
        </text:list-item>
      </text:list>
      <text:h text:style-name="P33" text:outline-level="2"><text:bookmark-start text:name="__RefHeading___Toc14472_3223281266"/>Přivolaní tvorové<text:bookmark-end text:name="__RefHeading___Toc14472_3223281266"/></text:h>
      <text:h text:style-name="Heading_20_3" text:outline-level="3"><text:bookmark-start text:name="__RefHeading___Toc1291_909118251"/>Draci<text:bookmark-end text:name="__RefHeading___Toc1291_909118251"/></text:h>
      <text:list xml:id="list747812672" text:style-name="L4">
        <text:list-item>
          <text:p text:style-name="P53">Jsou určitě divocí v tom smyslu, že nemají potřebu vládnout nižším bytostem, budovat civilizace a tak.</text:p>
        </text:list-item>
        <text:list-item>
          <text:p text:style-name="P54">Jsou teritoriální.</text:p>
        </text:list-item>
        <text:list-item>
          <text:p text:style-name="P54">Mladí draci si musí najít vlastní, nové teritorium, takto se může drak dostat do civilizovaných končin.</text:p>
        </text:list-item>
        <text:list-item>
          <text:p text:style-name="P55">Původně je do tohoto světa přivolali ogří mágové (ze světa obývaného draky), od té doby tu žijí divoce.</text:p>
          <text:list>
            <text:list-item>
              <text:p text:style-name="P56"><text:soft-page-break/><text:span text:style-name="T30">Říše Řádu a Chaosu draky přivolávat neuměly (ale určitě se o to snažily. Možná tam byly nějaké úspěchy s ovládáním draků – nejspíš nepřímým, ve smyslu, že dokázali dohnat k zuřivosti)</text:span>.</text:p>
            </text:list-item>
          </text:list>
        </text:list-item>
        <text:list-item>
          <text:p text:style-name="P57">Hlouběji v divočině určitě nějaký drak doupě má <text:span text:style-name="T4">(goblini ho možná uctívají)</text:span>.</text:p>
        </text:list-item>
      </text:list>
      <text:h text:style-name="Heading_20_3" text:outline-level="3">Bestie</text:h>
      <text:p text:style-name="P12">Různí dvouhlaví psi a podobně.</text:p>
      <text:h text:style-name="P28" text:outline-level="3">Bytosti hvozdu</text:h>
      <text:p text:style-name="P13">Chodící stromy, <text:span text:style-name="T32">dryády</text:span> masožravé liány, atd.</text:p>
      <text:list xml:id="list346476462" text:style-name="L5">
        <text:list-item>
          <text:p text:style-name="P58">Asi hlavně elfská záležitost.</text:p>
        </text:list-item>
      </text:list>
      <text:h text:style-name="P34" text:outline-level="2"><text:bookmark-start text:name="__RefHeading___Toc1293_909118251"/>Démoni<text:bookmark-end text:name="__RefHeading___Toc1293_909118251"/></text:h>
      <text:list xml:id="list287751933" text:style-name="L6">
        <text:list-item>
          <text:p text:style-name="P59"><text:span text:style-name="T6">Démoni </text:span><text:span text:style-name="T9">nemají</text:span><text:span text:style-name="T6"> hmotné tělo – maximálně nějaké z ohně a dýmu, nebo tak.</text:span></text:p>
        </text:list-item>
        <text:list-item>
          <text:p text:style-name="P59"><text:span text:style-name="T10">Nejsou</text:span><text:span text:style-name="T6"> přivolaní z jiných světů –</text:span><text:span text:style-name="T7"> měly by to být prastaré nesmrtelné bytosti, nejspíš magicky stvořené (tzn. nikdy to nebyl humanoid, vznikl rovnou jako nehmotná magická bytost).</text:span></text:p>
        </text:list-item>
        <text:list-item>
          <text:p text:style-name="P60"><text:span text:style-name="T7">R</text:span><text:span text:style-name="T5">ůzní diblíci, dvouhlaví psi a podobně nejsou démoni, ale bytosti </text:span><text:span text:style-name="T8">(násilně)</text:span><text:span text:style-name="T5"> vysumoněné z jiných světů.</text:span></text:p>
        </text:list-item>
        <text:list-item>
          <text:p text:style-name="P61">Za démony se považují také staří bohové Ogrů. Mohou a nemusí existovat jako bytosti.</text:p>
        </text:list-item>
      </text:list>
      <text:h text:style-name="Heading_20_2" text:outline-level="2"><text:bookmark-start text:name="__RefHeading___Toc1648_3317394773"/><text:soft-page-break/>Nemrtví<text:bookmark-end text:name="__RefHeading___Toc1648_3317394773"/></text:h>
      <text:p text:style-name="P8">IDEA: Někteří nemrtví (třeba banshee) by mohly být nepovedené pokusy elfů zajistit si nesmrtelnost.</text:p>
      <text:p text:style-name="P6">Čím se živí: Všechno hmotné se musí něčím živit, pokud se to má hýbat a fungovat. Platí to i pro nemrtvé</text:p>
      <text:list xml:id="list595046122" text:style-name="L7">
        <text:list-item>
          <text:p text:style-name="P62">nemrtví mohou upadnout do torporu, v tom stavu vydrží neomezeně dlouho, pokud se jim nerozpadne tělo. Mohou v torporu vyčkávat na příležitost něco si ulovit.</text:p>
        </text:list-item>
      </text:list>
      <text:p text:style-name="P4">Varianty:</text:p>
      <text:list xml:id="list404144246" text:style-name="L8">
        <text:list-item>
          <text:p text:style-name="P63">Přenos vědomí <text:span text:style-name="T19">živého</text:span> zvířete (nebo jiného nonsentient tvora) do mrtvého těla.</text:p>
          <text:list>
            <text:list-header>
              <text:p text:style-name="P64">Zombie<text:line-break/><text:span text:style-name="T21">(na druhou stranu, proč mozky? Hlad se asi vysvětlit dá…)<text:line-break/>- možná se živí obecně vnitřnostmi. Maso jim prostě nechutná.<text:line-break/>(pokud to byl býložravec, tak asi zombík nebude agresivní, ale bude se spíš snažit požírat nějaké rostlinstvo...)</text:span></text:p>
            </text:list-header>
            <text:list-item>
              <text:p text:style-name="P65">Dělá se to rituálem, při kterém se tenhle tvor <text:span text:style-name="T22">(nebo tvorové)</text:span> usmrtí.</text:p>
            </text:list-item>
          </text:list>
        </text:list-item>
        <text:list-item>
          <text:p text:style-name="P64">Přenos vědomí <text:span text:style-name="T20">živého</text:span> <text:span text:style-name="T20">inteligentního tvora do nějaké mrtvoly.</text:span></text:p>
          <text:list>
            <text:list-item>
              <text:p text:style-name="P66">ghůl, ghast</text:p>
            </text:list-item>
            <text:list-item>
              <text:p text:style-name="P67">Živí se syrovým masem</text:p>
            </text:list-item>
          </text:list>
        </text:list-item>
      </text:list>
      <text:list xml:id="list3486083465" text:style-name="L9">
        <text:list-item>
          <text:p text:style-name="P68">Animovaný konstrukt bez duše</text:p>
          <text:list>
            <text:list-header>
              <text:p text:style-name="P69"><text:soft-page-break/>Nemrtvý golem</text:p>
            </text:list-header>
            <text:list-item>
              <text:p text:style-name="P68">V podstatě golem, na jehož tělo byla použita mrtvola místo sochy.</text:p>
            </text:list-item>
            <text:list-item>
              <text:p text:style-name="P70">Plní jen přímé rozkazy, pak se zastaví</text:p>
            </text:list-item>
            <text:list-item>
              <text:p text:style-name="P71">Neživí se ničím, je potřeba ho animovat kouzlem.</text:p>
            </text:list-item>
          </text:list>
        </text:list-item>
        <text:list-item>
          <text:p text:style-name="P72">Revenant</text:p>
          <text:list>
            <text:list-header>
              <text:p text:style-name="P74">Revenantům asi lidé nesprávně říkají zombie.</text:p>
            </text:list-header>
            <text:list-item>
              <text:p text:style-name="P73"><text:span text:style-name="T11">O</text:span>becně původní majitel přivolaný zpět do svého těla. <text:span text:style-name="T12">Mezi smrtí a „oživnutím“ je obvykle časový odstup.</text:span></text:p>
            </text:list-item>
            <text:list-item>
              <text:p text:style-name="P75">Čím se živí?</text:p>
            </text:list-item>
          </text:list>
        </text:list-item>
        <text:list-item>
          <text:p text:style-name="P76">Duch</text:p>
          <text:list>
            <text:list-item>
              <text:p text:style-name="P76">Duše původního majitele, která je stále vázaná k fyzickému světu.</text:p>
            </text:list-item>
            <text:list-item>
              <text:p text:style-name="P76">Není hmotný a není ani fyzicky lokalizovaný. Nejde máchnout magickým mečem ve správném místě a tím ducha zranit, protože duch nikde není.</text:p>
              <text:list>
                <text:list-item>
                  <text:p text:style-name="P76">Může se lokalizovaně projevovat (poltergeist), ale to je jen powera, ne fyzická přítomnost.</text:p>
                </text:list-item>
              </text:list>
            </text:list-item>
            <text:list-item>
              <text:p text:style-name="P77">Může někoho posednout.</text:p>
            </text:list-item>
            <text:list-item>
              <text:p text:style-name="P78">Nemá žádnou fyzickou přítomnost, takže se nemusí ničím živit.</text:p>
            </text:list-item>
          </text:list>
        </text:list-item>
        <text:list-item>
          <text:p text:style-name="P79">Přízrak, <text:span text:style-name="T18">spektra</text:span></text:p>
          <text:list>
            <text:list-item>
              <text:list>
                <text:list-item>
                  <text:p text:style-name="P80">Je to druh revenanta (nehmotná forma)</text:p>
                </text:list-item>
              </text:list>
            </text:list-item>
            <text:list-item>
              <text:p text:style-name="P81">Není hmotný, ale je fyzicky lokalizovaný.</text:p>
              <text:list>
                <text:list-item>
                  <text:p text:style-name="P81"><text:soft-page-break/>Lze v daném místě máchnout magickým mečem a tím ho zranit.</text:p>
                </text:list-item>
              </text:list>
            </text:list-item>
            <text:list-item>
              <text:p text:style-name="P79"><text:span text:style-name="T15">Na rozdíl od ducha j</text:span>e vidět, <text:span text:style-name="T24">a to i v noci</text:span>.</text:p>
            </text:list-item>
            <text:list-item>
              <text:p text:style-name="P82">Mohl by se asi živit duševní energií</text:p>
            </text:list-item>
          </text:list>
        </text:list-item>
        <text:list-item>
          <text:p text:style-name="P83">Upír</text:p>
          <text:list>
            <text:list-item>
              <text:p text:style-name="P83">živí se krví</text:p>
            </text:list-item>
            <text:list-item>
              <text:p text:style-name="P84">upíra může stvořit jen jiný upír</text:p>
              <text:list>
                <text:list-item>
                  <text:p text:style-name="P85">Původně to byla asi mocná ogří kletba, tu už ale nikdo zopakovat nedokáže.</text:p>
                </text:list-item>
              </text:list>
            </text:list-item>
          </text:list>
        </text:list-item>
        <text:list-item>
          <text:p text:style-name="P86">Přenos vědomí (duše) <text:span text:style-name="T23">inteligentního</text:span> tvora do sochy</text:p>
          <text:list>
            <text:list-header>
              <text:p text:style-name="P86">Oživlé sochy</text:p>
            </text:list-header>
            <text:list-item>
              <text:p text:style-name="P87">Neživí se ničím, socha se animuje svou vlastní magií.</text:p>
            </text:list-item>
          </text:list>
        </text:list-item>
      </text:list>
      <text:p text:style-name="P5">Jak nemrtví vznikají:</text:p>
      <text:list xml:id="list1837451815" text:style-name="L10">
        <text:list-item>
          <text:p text:style-name="P88">Kletbou, ať už místa nebo osoby</text:p>
          <text:list>
            <text:list-item>
              <text:p text:style-name="P88">Takhle typicky vznikají revenanti <text:span text:style-name="T16">nebo duchové.</text:span></text:p>
            </text:list-item>
            <text:list-item>
              <text:p text:style-name="P89">Správně provedený pohřební rituál (posvěcený knězem) neboštíka před kletbou ochrání.</text:p>
            </text:list-item>
            <text:list-item>
              <text:p text:style-name="P90">Stejně tak pomůže mrtvolu (znovu vyrobenou) pohřbít s příslušným obřadem.</text:p>
            </text:list-item>
            <text:list-item>
              <text:p text:style-name="P90">Obřad <text:span text:style-name="T28">by měl</text:span> odpovídat víře zemřelého – když kněz pohřbí tisíc let starou mrtvolu, tak to nemusí <text:span text:style-name="T28">pomoct</text:span>.</text:p>
            </text:list-item>
          </text:list>
        </text:list-item>
        <text:list-item>
          <text:p text:style-name="P91">Přenosem upírské kletby</text:p>
        </text:list-item>
        <text:list-item>
          <text:p text:style-name="P92">Rituálem, který ještě za života dotyčného připraví <text:span text:style-name="T17">na to, že po smrti znovu povstane</text:span></text:p>
          <text:list>
            <text:list-item>
              <text:p text:style-name="P93"><text:soft-page-break/>Lič, možná fext?</text:p>
            </text:list-item>
          </text:list>
        </text:list-item>
      </text:list>
      <text:p text:style-name="P7">Kdo může tvořit nemrtvé:</text:p>
      <text:list xml:id="list2241937308" text:style-name="L11">
        <text:list-item>
          <text:p text:style-name="P94"><text:span text:style-name="T13">kněz (šaman) </text:span>Surv<text:span text:style-name="T13">y</text:span>, chaosáck<text:span text:style-name="T13">é</text:span> bohyně nekromancie (orkové, goblini).</text:p>
          <text:list>
            <text:list-item>
              <text:p text:style-name="P95">Ten by asi mohl něco proklít</text:p>
            </text:list-item>
          </text:list>
        </text:list-item>
        <text:list-item>
          <text:p text:style-name="P96">Elfsk<text:span text:style-name="T14">ý</text:span> nekroman<text:span text:style-name="T14">t </text:span>(různé přenosy duší a tak).</text:p>
          <text:list>
            <text:list-item>
              <text:p text:style-name="P97">Lič (kromě elfů to určitě uměli dávní ogři), <text:span text:style-name="T26">fext,</text:span> <text:span text:style-name="T25">oživlá socha, nemrtvý golem.</text:span></text:p>
            </text:list-item>
          </text:list>
        </text:list-item>
        <text:list-item>
          <text:p text:style-name="P98">Časem lidský nekromant (může používat buď elfskou nekromancii nebo vyznávat Survu).</text:p>
        </text:list-item>
      </text:list>
      <text:h text:style-name="P35" text:outline-level="2">Stínové bytosti</text:h>
      <text:p text:style-name="P14">Černé, bez očí. Při zásahu z nich vychází černý dým.</text:p>
      <text:list xml:id="list1263653063" text:style-name="L12">
        <text:list-item>
          <text:p text:style-name="P99">Nemagické zbraně je zraní, ale rána se <text:span text:style-name="T33">v příštím kole</text:span> zase zacelí <text:span text:style-name="T33">(černý dým se vsákne zpět do těla)</text:span>.</text:p>
        </text:list-item>
      </text:list>
      <text:h text:style-name="P36" text:outline-level="2">Goblinoidi</text:h>
      <text:h text:style-name="P29" text:outline-level="3">Goblini</text:h>
      <text:p text:style-name="P16">Goblini jsou všežravci – stráví toho dokonce mnohem víc než lidé.</text:p>
      <text:list xml:id="list323269265" text:style-name="L13">
        <text:list-item>
          <text:p text:style-name="P100">Oblíbené pochoutky jsou pro ně různé žáby, hadi, krysy, hmyz.</text:p>
        </text:list-item>
        <text:list-item>
          <text:p text:style-name="P100">Znají kvašení a kvasí kde co.</text:p>
        </text:list-item>
      </text:list>
      <text:h text:style-name="Heading_20_3" text:outline-level="3"><text:soft-page-break/>Orkové</text:h>
      <text:p text:style-name="P15">Orkové jsou masožrav<text:span text:style-name="T35">c</text:span>i.</text:p>
      <text:list xml:id="list4065957195" text:style-name="L14">
        <text:list-item>
          <text:p text:style-name="P101">Nemají zemědělství (protože k čemu), živí se buď lovem nebo chovem.</text:p>
        </text:list-item>
        <text:list-item>
          <text:p text:style-name="P101">Staří orkové pěstovali krmné plodiny pro domácí zvířata.</text:p>
        </text:list-item>
        <text:list-item>
          <text:p text:style-name="P102">Maso zásadně nevaří ani nepečou (je pro ně pak nestravitelné), pouze suší nebo nakládají do soli.</text:p>
          <text:list>
            <text:list-item>
              <text:p text:style-name="P102">Mohou bez nebezpečí jíst zkažené maso i mršiny, dokonce to pro ně je pochoutk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8T19:01:56.298000000</dc:date>
    <meta:print-date>2113-01-01T00:00:00</meta:print-date>
    <meta:editing-cycles>10097</meta:editing-cycles>
    <meta:editing-duration>P31DT3H46M40S</meta:editing-duration>
    <meta:generator>LibreOffice/5.3.2.2$Windows_X86_64 LibreOffice_project/6cd4f1ef626f15116896b1d8e1398b56da0d0ee1</meta:generator>
    <meta:document-statistic meta:table-count="0" meta:image-count="0" meta:object-count="0" meta:page-count="11" meta:paragraph-count="132" meta:word-count="1200" meta:character-count="6940" meta:non-whitespace-character-count="5954"/>
  </office:meta>
</office:document-meta>
</file>